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HYPERPARAMETER SEARCH 1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Val Log Loss</text:p>
          </table:table-cell>
          <table:table-cell table:style-name="ce1" office:value-type="string" calcext:value-type="string">
            <text:p>Best IOU</text:p>
          </table:table-cell>
          <table:table-cell table:style-name="ce1" office:value-type="string" calcext:value-type="string">
            <text:p>Best Threshold</text:p>
          </table:table-cell>
          <table:table-cell table:style-name="ce1" office:value-type="string" calcext:value-type="string">
            <text:p>Threshold selec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0.00000401858032309636" calcext:value-type="float">
            <text:p>4.02E-006</text:p>
          </table:table-cell>
          <table:table-cell office:value-type="float" office:value="19.8148065443621" calcext:value-type="float">
            <text:p>1.98E+001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float" office:value="0.403" calcext:value-type="float">
            <text:p>0.40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0119358138232734" calcext:value-type="float">
            <text:p>1.19E-005</text:p>
          </table:table-cell>
          <table:table-cell office:value-type="float" office:value="41.9523538553435" calcext:value-type="float">
            <text:p>4.20E+001</text:p>
          </table:table-cell>
          <table:table-cell office:value-type="string" calcext:value-type="string">
            <text:p>run2</text:p>
          </table:table-cell>
          <table:table-cell office:value-type="float" office:value="2" calcext:value-type="float">
            <text:p>2</text:p>
          </table:table-cell>
          <table:table-cell office:value-type="float" office:value="0.503" calcext:value-type="float">
            <text:p>0.50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0179392416489465" calcext:value-type="float">
            <text:p>1.79E-005</text:p>
          </table:table-cell>
          <table:table-cell office:value-type="float" office:value="1.13176203046361" calcext:value-type="float">
            <text:p>1.13E+00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0190907422969486" calcext:value-type="float">
            <text:p>1.91E-005</text:p>
          </table:table-cell>
          <table:table-cell office:value-type="float" office:value="20.109230821923" calcext:value-type="float">
            <text:p>2.01E+001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float" office:value="0.527" calcext:value-type="float">
            <text:p>0.52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026397912198931" calcext:value-type="float">
            <text:p>2.64E-005</text:p>
          </table:table-cell>
          <table:table-cell office:value-type="float" office:value="0.0342846451308202" calcext:value-type="float">
            <text:p>3.43E-002</text:p>
          </table:table-cell>
          <table:table-cell office:value-type="string" calcext:value-type="string">
            <text:p>run5</text:p>
          </table:table-cell>
          <table:table-cell office:value-type="float" office:value="5" calcext:value-type="float">
            <text:p>5</text:p>
          </table:table-cell>
          <table:table-cell office:value-type="float" office:value="0.238" calcext:value-type="float">
            <text:p>0.238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0385045809095347" calcext:value-type="float">
            <text:p>3.85E-005</text:p>
          </table:table-cell>
          <table:table-cell office:value-type="float" office:value="0.003815984082409" calcext:value-type="float">
            <text:p>3.82E-003</text:p>
          </table:table-cell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0.204" calcext:value-type="float">
            <text:p>0.204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038566307369656" calcext:value-type="float">
            <text:p>3.86E-005</text:p>
          </table:table-cell>
          <table:table-cell office:value-type="float" office:value="1.04676418044599" calcext:value-type="float">
            <text:p>1.05E+000</text:p>
          </table:table-cell>
          <table:table-cell office:value-type="string" calcext:value-type="string">
            <text:p>run7</text:p>
          </table:table-cell>
          <table:table-cell office:value-type="float" office:value="7" calcext:value-type="float">
            <text:p>7</text:p>
          </table:table-cell>
          <table:table-cell office:value-type="float" office:value="0.183" calcext:value-type="float">
            <text:p>0.18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105216417178866" calcext:value-type="float">
            <text:p>1.05E-004</text:p>
          </table:table-cell>
          <table:table-cell office:value-type="float" office:value="2.21182387803038" calcext:value-type="float">
            <text:p>2.21E+000</text:p>
          </table:table-cell>
          <table:table-cell office:value-type="string" calcext:value-type="string">
            <text:p>run8</text:p>
          </table:table-cell>
          <table:table-cell office:value-type="float" office:value="8" calcext:value-type="float">
            <text:p>8</text:p>
          </table:table-cell>
          <table:table-cell office:value-type="float" office:value="0.146" calcext:value-type="float">
            <text:p>0.14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148177674561573" calcext:value-type="float">
            <text:p>1.48E-004</text:p>
          </table:table-cell>
          <table:table-cell office:value-type="float" office:value="0.127485643480525" calcext:value-type="float">
            <text:p>1.27E-001</text:p>
          </table:table-cell>
          <table:table-cell office:value-type="string" calcext:value-type="string">
            <text:p>run9</text:p>
          </table:table-cell>
          <table:table-cell office:value-type="float" office:value="9" calcext:value-type="float">
            <text:p>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435545693917001" calcext:value-type="float">
            <text:p>4.36E-004</text:p>
          </table:table-cell>
          <table:table-cell office:value-type="float" office:value="114.536998751119" calcext:value-type="float">
            <text:p>1.15E+002</text:p>
          </table:table-cell>
          <table:table-cell office:value-type="string" calcext:value-type="string">
            <text:p>run10</text:p>
          </table:table-cell>
          <table:table-cell office:value-type="float" office:value="10" calcext:value-type="float">
            <text:p>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48538512489507" calcext:value-type="float">
            <text:p>4.85E-004</text:p>
          </table:table-cell>
          <table:table-cell office:value-type="float" office:value="0.00349680934648399" calcext:value-type="float">
            <text:p>3.50E-003</text:p>
          </table:table-cell>
          <table:table-cell office:value-type="string" calcext:value-type="string">
            <text:p>run11</text:p>
          </table:table-cell>
          <table:table-cell office:value-type="float" office:value="11" calcext:value-type="float">
            <text:p>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115245369567716" calcext:value-type="float">
            <text:p>1.15E-003</text:p>
          </table:table-cell>
          <table:table-cell office:value-type="float" office:value="0.0407721285113296" calcext:value-type="float">
            <text:p>4.08E-002</text:p>
          </table:table-cell>
          <table:table-cell office:value-type="string" calcext:value-type="string">
            <text:p>run12</text:p>
          </table:table-cell>
          <table:table-cell office:value-type="float" office:value="12" calcext:value-type="float">
            <text:p>1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196166958565778" calcext:value-type="float">
            <text:p>1.96E-003</text:p>
          </table:table-cell>
          <table:table-cell office:value-type="float" office:value="654.557000601105" calcext:value-type="float">
            <text:p>6.55E+002</text:p>
          </table:table-cell>
          <table:table-cell office:value-type="string" calcext:value-type="string">
            <text:p>run13</text:p>
          </table:table-cell>
          <table:table-cell office:value-type="float" office:value="13" calcext:value-type="float">
            <text:p>1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208625677297505" calcext:value-type="float">
            <text:p>2.09E-003</text:p>
          </table:table-cell>
          <table:table-cell office:value-type="float" office:value="0.18852187448211" calcext:value-type="float">
            <text:p>1.89E-001</text:p>
          </table:table-cell>
          <table:table-cell office:value-type="string" calcext:value-type="string">
            <text:p>run14</text:p>
          </table:table-cell>
          <table:table-cell office:value-type="float" office:value="14" calcext:value-type="float">
            <text:p>1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406339723443987" calcext:value-type="float">
            <text:p>4.06E-003</text:p>
          </table:table-cell>
          <table:table-cell office:value-type="float" office:value="172.280303410619" calcext:value-type="float">
            <text:p>1.72E+002</text:p>
          </table:table-cell>
          <table:table-cell office:value-type="string" calcext:value-type="string">
            <text:p>run15</text:p>
          </table:table-cell>
          <table:table-cell office:value-type="float" office:value="15" calcext:value-type="float">
            <text:p>1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160210226405506" calcext:value-type="float">
            <text:p>1.60E-002</text:p>
          </table:table-cell>
          <table:table-cell office:value-type="float" office:value="672.610866152973" calcext:value-type="float">
            <text:p>6.73E+002</text:p>
          </table:table-cell>
          <table:table-cell office:value-type="string" calcext:value-type="string">
            <text:p>run16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16660915322018" calcext:value-type="float">
            <text:p>1.67E-002</text:p>
          </table:table-cell>
          <table:table-cell office:value-type="float" office:value="0.00534800269057661" calcext:value-type="float">
            <text:p>5.35E-003</text:p>
          </table:table-cell>
          <table:table-cell office:value-type="string" calcext:value-type="string">
            <text:p>run1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000000000" calcext:value-type="float">
            <text:p>2.00E+01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18650034994404" calcext:value-type="float">
            <text:p>1.87E-002</text:p>
          </table:table-cell>
          <table:table-cell office:value-type="float" office:value="0.0135922640948401" calcext:value-type="float">
            <text:p>1.36E-002</text:p>
          </table:table-cell>
          <table:table-cell office:value-type="string" calcext:value-type="string">
            <text:p>run1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7000000" calcext:value-type="float">
            <text:p>2.70E+007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319706958722551" calcext:value-type="float">
            <text:p>3.20E-002</text:p>
          </table:table-cell>
          <table:table-cell office:value-type="float" office:value="24.3237350489964" calcext:value-type="float">
            <text:p>2.43E+001</text:p>
          </table:table-cell>
          <table:table-cell office:value-type="string" calcext:value-type="string">
            <text:p>run19</text:p>
          </table:table-cell>
          <table:table-cell office:value-type="float" office:value="4" calcext:value-type="float">
            <text:p>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360289660823857" calcext:value-type="float">
            <text:p>3.60E-002</text:p>
          </table:table-cell>
          <table:table-cell office:value-type="float" office:value="30.065592432435" calcext:value-type="float">
            <text:p>3.01E+001</text:p>
          </table:table-cell>
          <table:table-cell office:value-type="string" calcext:value-type="string">
            <text:p>run20</text:p>
          </table:table-cell>
          <table:table-cell office:value-type="float" office:value="5" calcext:value-type="float">
            <text:p>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403046300955655" calcext:value-type="float">
            <text:p>4.03E-002</text:p>
          </table:table-cell>
          <table:table-cell office:value-type="float" office:value="13.9224313158425" calcext:value-type="float">
            <text:p>1.39E+001</text:p>
          </table:table-cell>
          <table:table-cell office:value-type="string" calcext:value-type="string">
            <text:p>run2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7E+015" calcext:value-type="float">
            <text:p>1.70E+01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416438856969318" calcext:value-type="float">
            <text:p>4.16E-002</text:p>
          </table:table-cell>
          <table:table-cell office:value-type="float" office:value="0.441615630387425" calcext:value-type="float">
            <text:p>4.42E-001</text:p>
          </table:table-cell>
          <table:table-cell office:value-type="string" calcext:value-type="string">
            <text:p>run2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00000000000" calcext:value-type="float">
            <text:p>2.00E+01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477143127548959" calcext:value-type="float">
            <text:p>4.77E-002</text:p>
          </table:table-cell>
          <table:table-cell office:value-type="float" office:value="362.340173120484" calcext:value-type="float">
            <text:p>3.62E+002</text:p>
          </table:table-cell>
          <table:table-cell office:value-type="string" calcext:value-type="string">
            <text:p>run23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118196472380363" calcext:value-type="float">
            <text:p>1.18E-001</text:p>
          </table:table-cell>
          <table:table-cell office:value-type="float" office:value="0.158705081874316" calcext:value-type="float">
            <text:p>1.59E-001</text:p>
          </table:table-cell>
          <table:table-cell office:value-type="string" calcext:value-type="string">
            <text:p>run2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.4E+017" calcext:value-type="float">
            <text:p>4.40E+01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166692376976655" calcext:value-type="float">
            <text:p>1.67E-001</text:p>
          </table:table-cell>
          <table:table-cell office:value-type="float" office:value="236.980250861124" calcext:value-type="float">
            <text:p>2.37E+002</text:p>
          </table:table-cell>
          <table:table-cell office:value-type="string" calcext:value-type="string">
            <text:p>run2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.4E+018" calcext:value-type="float">
            <text:p>1.40E+01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195167576000051" calcext:value-type="float">
            <text:p>1.95E-001</text:p>
          </table:table-cell>
          <table:table-cell office:value-type="float" office:value="0.316073030698462" calcext:value-type="float">
            <text:p>3.16E-001</text:p>
          </table:table-cell>
          <table:table-cell office:value-type="string" calcext:value-type="string">
            <text:p>run26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00000000000" calcext:value-type="float">
            <text:p>2.00E+011</text:p>
          </table:table-cell>
          <table:table-cell office:value-type="float" office:value="0.0168" calcext:value-type="float">
            <text:p>0.0168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20916180975068" calcext:value-type="float">
            <text:p>2.09E-001</text:p>
          </table:table-cell>
          <table:table-cell office:value-type="float" office:value="9.63696692139679" calcext:value-type="float">
            <text:p>9.64E+000</text:p>
          </table:table-cell>
          <table:table-cell office:value-type="string" calcext:value-type="string">
            <text:p>run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234207591842348" calcext:value-type="float">
            <text:p>2.34E-001</text:p>
          </table:table-cell>
          <table:table-cell office:value-type="float" office:value="0.225266479037908" calcext:value-type="float">
            <text:p>2.25E-001</text:p>
          </table:table-cell>
          <table:table-cell office:value-type="string" calcext:value-type="string">
            <text:p>run28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282505929083114" calcext:value-type="float">
            <text:p>2.83E-001</text:p>
          </table:table-cell>
          <table:table-cell office:value-type="float" office:value="37.3747733037578" calcext:value-type="float">
            <text:p>3.74E+001</text:p>
          </table:table-cell>
          <table:table-cell office:value-type="string" calcext:value-type="string">
            <text:p>run29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58494141274888" calcext:value-type="float">
            <text:p>5.85E-001</text:p>
          </table:table-cell>
          <table:table-cell office:value-type="float" office:value="181.737298056476" calcext:value-type="float">
            <text:p>1.82E+002</text:p>
          </table:table-cell>
          <table:table-cell office:value-type="string" calcext:value-type="string">
            <text:p>run3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Initial range</text:p>
          </table:table-cell>
          <table:table-cell table:style-name="Default"/>
          <table:table-cell/>
          <table:table-cell office:value-type="string" calcext:value-type="string">
            <text:p>Note: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lpha:</text:p>
          </table:table-cell>
          <table:table-cell table:style-name="Default" office:value-type="string" calcext:value-type="string">
            <text:p>10 .^ unifrnd(-6,0,30,1)</text:p>
          </table:table-cell>
          <table:table-cell table:style-name="Default"/>
          <table:table-cell/>
          <table:table-cell office:value-type="string" calcext:value-type="string">
            <text:p>IOU 0.01514 is the product of predicting the entire image as 1 (low threshold)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10 .^ unifrnd(-3, 3, 30, 1)</text:p>
          </table:table-cell>
          <table:table-cell table:style-name="Default"/>
          <table:table-cell/>
          <table:table-cell office:value-type="string" calcext:value-type="string">
            <text:p>IOU 0.0 is the product of predicting the entire image as 0 (high threshold)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HYPERPARAMETER SEARCH 2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Val Log Loss</text:p>
          </table:table-cell>
          <table:table-cell table:style-name="ce1" office:value-type="string" calcext:value-type="string">
            <text:p>Best IOU</text:p>
          </table:table-cell>
          <table:table-cell table:style-name="ce1" office:value-type="string" calcext:value-type="string">
            <text:p>Best Threshold</text:p>
          </table:table-cell>
          <table:table-cell table:style-name="ce1" office:value-type="string" calcext:value-type="string">
            <text:p>Threshold selec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0.0000195353806753189" calcext:value-type="float">
            <text:p>1.95E-005</text:p>
          </table:table-cell>
          <table:table-cell office:value-type="float" office:value="0.0329270563182907" calcext:value-type="float">
            <text:p>3.29E-002</text:p>
          </table:table-cell>
          <table:table-cell office:value-type="string" calcext:value-type="string">
            <text:p>run43</text:p>
          </table:table-cell>
          <table:table-cell office:value-type="float" office:value="16" calcext:value-type="float">
            <text:p>16</text:p>
          </table:table-cell>
          <table:table-cell office:value-type="float" office:value="0.196" calcext:value-type="float">
            <text:p>0.19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0.0000574635755817239" calcext:value-type="float">
            <text:p>5.75E-005</text:p>
          </table:table-cell>
          <table:table-cell office:value-type="float" office:value="0.00443696160874432" calcext:value-type="float">
            <text:p>4.44E-003</text:p>
          </table:table-cell>
          <table:table-cell office:value-type="string" calcext:value-type="string">
            <text:p>run44</text:p>
          </table:table-cell>
          <table:table-cell office:value-type="float" office:value="16" calcext:value-type="float">
            <text:p>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0.00000110610306438123" calcext:value-type="float">
            <text:p>1.11E-006</text:p>
          </table:table-cell>
          <table:table-cell office:value-type="float" office:value="0.000338909715960258" calcext:value-type="float">
            <text:p>3.39E-004</text:p>
          </table:table-cell>
          <table:table-cell office:value-type="string" calcext:value-type="string">
            <text:p>run32</text:p>
          </table:table-cell>
          <table:table-cell office:value-type="float" office:value="16" calcext:value-type="float">
            <text:p>16</text:p>
          </table:table-cell>
          <table:table-cell office:value-type="float" office:value="0.308" calcext:value-type="float">
            <text:p>0.3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0.0000014231564382078" calcext:value-type="float">
            <text:p>1.42E-006</text:p>
          </table:table-cell>
          <table:table-cell office:value-type="float" office:value="0.00214765374049253" calcext:value-type="float">
            <text:p>2.15E-003</text:p>
          </table:table-cell>
          <table:table-cell office:value-type="string" calcext:value-type="string">
            <text:p>run33</text:p>
          </table:table-cell>
          <table:table-cell office:value-type="float" office:value="16" calcext:value-type="float">
            <text:p>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101" calcext:value-type="float">
            <text:p>0.101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0.00000154208600071874" calcext:value-type="float">
            <text:p>1.54E-006</text:p>
          </table:table-cell>
          <table:table-cell office:value-type="float" office:value="0.00217747613620058" calcext:value-type="float">
            <text:p>2.18E-003</text:p>
          </table:table-cell>
          <table:table-cell office:value-type="string" calcext:value-type="string">
            <text:p>run34</text:p>
          </table:table-cell>
          <table:table-cell office:value-type="float" office:value="16" calcext:value-type="float">
            <text:p>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0.00000214933836088716" calcext:value-type="float">
            <text:p>2.15E-006</text:p>
          </table:table-cell>
          <table:table-cell office:value-type="float" office:value="0.0127298747056998" calcext:value-type="float">
            <text:p>1.27E-002</text:p>
          </table:table-cell>
          <table:table-cell office:value-type="string" calcext:value-type="string">
            <text:p>run36</text:p>
          </table:table-cell>
          <table:table-cell office:value-type="float" office:value="16" calcext:value-type="float">
            <text:p>1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14" calcext:value-type="float">
            <text:p>0.114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0.0000701978251545733" calcext:value-type="float">
            <text:p>7.02E-005</text:p>
          </table:table-cell>
          <table:table-cell office:value-type="float" office:value="0.0000116151961891159" calcext:value-type="float">
            <text:p>1.16E-005</text:p>
          </table:table-cell>
          <table:table-cell office:value-type="string" calcext:value-type="string">
            <text:p>run45</text:p>
          </table:table-cell>
          <table:table-cell office:value-type="float" office:value="16" calcext:value-type="float">
            <text:p>16</text:p>
          </table:table-cell>
          <table:table-cell office:value-type="float" office:value="0.08" calcext:value-type="float">
            <text:p>0.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0.00000182479140350789" calcext:value-type="float">
            <text:p>1.82E-006</text:p>
          </table:table-cell>
          <table:table-cell office:value-type="float" office:value="0.0377388545111771" calcext:value-type="float">
            <text:p>3.77E-002</text:p>
          </table:table-cell>
          <table:table-cell office:value-type="string" calcext:value-type="string">
            <text:p>run35</text:p>
          </table:table-cell>
          <table:table-cell office:value-type="float" office:value="16" calcext:value-type="float">
            <text:p>16</text:p>
          </table:table-cell>
          <table:table-cell office:value-type="float" office:value="0.331" calcext:value-type="float">
            <text:p>0.331</text:p>
          </table:table-cell>
          <table:table-cell office:value-type="float" office:value="0.117" calcext:value-type="float">
            <text:p>0.117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0.0000103198644329961" calcext:value-type="float">
            <text:p>1.03E-005</text:p>
          </table:table-cell>
          <table:table-cell office:value-type="float" office:value="0.0000740077844834827" calcext:value-type="float">
            <text:p>7.40E-005</text:p>
          </table:table-cell>
          <table:table-cell office:value-type="string" calcext:value-type="string">
            <text:p>run41</text:p>
          </table:table-cell>
          <table:table-cell office:value-type="float" office:value="16" calcext:value-type="float">
            <text:p>16</text:p>
          </table:table-cell>
          <table:table-cell office:value-type="float" office:value="0.242" calcext:value-type="float">
            <text:p>0.242</text:p>
          </table:table-cell>
          <table:table-cell office:value-type="float" office:value="0.117" calcext:value-type="float">
            <text:p>0.11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000012500112144408" calcext:value-type="float">
            <text:p>1.25E-005</text:p>
          </table:table-cell>
          <table:table-cell office:value-type="float" office:value="0.0000181927676909693" calcext:value-type="float">
            <text:p>1.82E-005</text:p>
          </table:table-cell>
          <table:table-cell office:value-type="string" calcext:value-type="string">
            <text:p>run42</text:p>
          </table:table-cell>
          <table:table-cell office:value-type="float" office:value="16" calcext:value-type="float">
            <text:p>16</text:p>
          </table:table-cell>
          <table:table-cell office:value-type="float" office:value="0.209" calcext:value-type="float">
            <text:p>0.2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00000723258635944392" calcext:value-type="float">
            <text:p>7.23E-006</text:p>
          </table:table-cell>
          <table:table-cell office:value-type="float" office:value="0.00500777479484594" calcext:value-type="float">
            <text:p>5.01E-003</text:p>
          </table:table-cell>
          <table:table-cell office:value-type="string" calcext:value-type="string">
            <text:p>run40</text:p>
          </table:table-cell>
          <table:table-cell office:value-type="float" office:value="16" calcext:value-type="float">
            <text:p>16</text:p>
          </table:table-cell>
          <table:table-cell office:value-type="float" office:value="0.294" calcext:value-type="float">
            <text:p>0.294</text:p>
          </table:table-cell>
          <table:table-cell office:value-type="float" office:value="0.118" calcext:value-type="float">
            <text:p>0.118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0.00000314614768104022" calcext:value-type="float">
            <text:p>3.15E-006</text:p>
          </table:table-cell>
          <table:table-cell office:value-type="float" office:value="0.000431893750100302" calcext:value-type="float">
            <text:p>4.32E-004</text:p>
          </table:table-cell>
          <table:table-cell office:value-type="string" calcext:value-type="string">
            <text:p>run38</text:p>
          </table:table-cell>
          <table:table-cell office:value-type="float" office:value="16" calcext:value-type="float">
            <text:p>16</text:p>
          </table:table-cell>
          <table:table-cell office:value-type="float" office:value="0.313" calcext:value-type="float">
            <text:p>0.3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0.00000357454702108591" calcext:value-type="float">
            <text:p>3.57E-006</text:p>
          </table:table-cell>
          <table:table-cell office:value-type="float" office:value="0.0388487377964991" calcext:value-type="float">
            <text:p>3.88E-002</text:p>
          </table:table-cell>
          <table:table-cell office:value-type="string" calcext:value-type="string">
            <text:p>run39</text:p>
          </table:table-cell>
          <table:table-cell office:value-type="float" office:value="16" calcext:value-type="float">
            <text:p>16</text:p>
          </table:table-cell>
          <table:table-cell office:value-type="float" office:value="0.355" calcext:value-type="float">
            <text:p>0.355</text:p>
          </table:table-cell>
          <table:table-cell office:value-type="float" office:value="0.12" calcext:value-type="float">
            <text:p>0.1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0.00000103832710303222" calcext:value-type="float">
            <text:p>1.04E-006</text:p>
          </table:table-cell>
          <table:table-cell office:value-type="float" office:value="0.00300829771122991" calcext:value-type="float">
            <text:p>3.01E-003</text:p>
          </table:table-cell>
          <table:table-cell office:value-type="string" calcext:value-type="string">
            <text:p>run31</text:p>
          </table:table-cell>
          <table:table-cell office:value-type="float" office:value="16" calcext:value-type="float">
            <text:p>16</text:p>
          </table:table-cell>
          <table:table-cell office:value-type="float" office:value="0.466" calcext:value-type="float">
            <text:p>0.4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0.00000222305235306986" calcext:value-type="float">
            <text:p>2.22E-006</text:p>
          </table:table-cell>
          <table:table-cell office:value-type="float" office:value="0.000542096462785538" calcext:value-type="float">
            <text:p>5.42E-004</text:p>
          </table:table-cell>
          <table:table-cell office:value-type="string" calcext:value-type="string">
            <text:p>run37</text:p>
          </table:table-cell>
          <table:table-cell office:value-type="float" office:value="16" calcext:value-type="float">
            <text:p>16</text:p>
          </table:table-cell>
          <table:table-cell office:value-type="float" office:value="0.334" calcext:value-type="float">
            <text:p>0.334</text:p>
          </table:table-cell>
          <table:table-cell office:value-type="float" office:value="0.124" calcext:value-type="float">
            <text:p>0.124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Initial range</text:p>
          </table:table-cell>
          <table:table-cell table:style-name="Default"/>
          <table:table-cell/>
          <table:table-cell office:value-type="string" calcext:value-type="string">
            <text:p>Note: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lpha:</text:p>
          </table:table-cell>
          <table:table-cell table:style-name="Default" office:value-type="string" calcext:value-type="string">
            <text:p>10 .^ unifrnd(-6,-4,15,1)</text:p>
          </table:table-cell>
          <table:table-cell table:style-name="Default"/>
          <table:table-cell/>
          <table:table-cell office:value-type="string" calcext:value-type="string">
            <text:p>All thresholds are only one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10 .^ unifrnd(-5, -1, 15, 1)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HYPERPARAMETER SEARCH 3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Val Log Loss</text:p>
          </table:table-cell>
          <table:table-cell table:style-name="ce1" office:value-type="string" calcext:value-type="string">
            <text:p>Best IOU</text:p>
          </table:table-cell>
          <table:table-cell table:style-name="ce1" office:value-type="string" calcext:value-type="string">
            <text:p>Best Threshold</text:p>
          </table:table-cell>
          <table:table-cell table:style-name="ce1" office:value-type="string" calcext:value-type="string">
            <text:p>Threshold selec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un46</text:p>
          </table:table-cell>
          <table:table-cell office:value-type="float" office:value="3" calcext:value-type="float">
            <text:p>3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istic regression</text:p>
          </table:table-cell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un47</text:p>
          </table:table-cell>
          <table:table-cell office:value-type="float" office:value="1" calcext:value-type="float">
            <text:p>1</text:p>
          </table:table-cell>
          <table:table-cell office:value-type="float" office:value="95.248" calcext:value-type="float">
            <text:p>95.248</text:p>
          </table:table-cell>
          <table:table-cell office:value-type="float" office:value="0.039" calcext:value-type="float">
            <text:p>0.039</text:p>
          </table:table-cell>
          <table:table-cell office:value-type="float" office:value="0.99999" calcext:value-type="float">
            <text:p>0.99999</text:p>
          </table:table-cell>
          <table:table-cell table:number-columns-repeated="2"/>
        </table:table-row>
        <table:table-row table:style-name="ro1"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un48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table:style-name="Default" office:value-type="float" office:value="0.00001" calcext:value-type="float">
            <text:p>0.00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un49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21" calcext:value-type="float">
            <text:p>0.12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style-name="Default" office:value-type="float" office:value="0.000001" calcext:value-type="float">
            <text:p>0.000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un50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0.104" calcext:value-type="float">
            <text:p>0.104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un51</text:p>
          </table:table-cell>
          <table:table-cell office:value-type="float" office:value="3" calcext:value-type="float">
            <text:p>3</text:p>
          </table:table-cell>
          <table:table-cell office:value-type="float" office:value="0.611" calcext:value-type="float">
            <text:p>0.61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e a net with random weights just to see if we are learning anything</text:p>
          </table:table-cell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CHOSEN ARCHITECTURE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Val Log Loss</text:p>
          </table:table-cell>
          <table:table-cell table:style-name="ce1" office:value-type="string" calcext:value-type="string">
            <text:p>Best IOU</text:p>
          </table:table-cell>
          <table:table-cell table:style-name="ce1" office:value-type="string" calcext:value-type="string">
            <text:p>Best Threshold</text:p>
          </table:table-cell>
          <table:table-cell table:style-name="ce1" office:value-type="string" calcext:value-type="string">
            <text:p>Threshold selec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 office:value-type="float" office:value="0.000004" calcext:value-type="float">
            <text:p>0.000004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string" calcext:value-type="string">
            <text:p>run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lpha divided by 10 after 20 epochs,</text:p>
          </table:table-cell>
        </table:table-row>
      </table:table>
      <table:named-expressions/>
      <table:database-ranges>
        <table:database-range table:name="__Anonymous_Sheet_DB__0" table:target-range-address="Sheet1.A42:Sheet1.AMJ5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2:02:26.493259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3:47:31.192277383</meta:creation-date>
    <dc:date>2016-05-02T01:33:22.190850763</dc:date>
    <meta:editing-duration>P5DT9H48M16S</meta:editing-duration>
    <meta:editing-cycles>32</meta:editing-cycles>
    <meta:generator>LibreOffice/4.2.8.2$Linux_X86_64 LibreOffice_project/420m0$Build-2</meta:generator>
    <meta:document-statistic meta:table-count="1" meta:cell-count="439" meta:object-count="0"/>
  </office:meta>
</office:document-meta>
</file>